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Arial" officeooo:paragraph-rsid="001fc1d1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bold" officeooo:paragraph-rsid="001fc1d1" style:font-size-asian="12pt" style:font-weight-asian="bold" style:font-name-complex="LiberationSerif-Bold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erif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4f0106" style:font-size-asian="12pt" style:font-name-complex="LiberationSerif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6797d5" style:font-size-asian="12pt" style:font-name-complex="LiberationSerif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4f0106" officeooo:paragraph-rsid="001fc1d1" style:font-size-asian="12pt" style:font-name-complex="LiberationSerif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6797d5" officeooo:paragraph-rsid="006797d5" style:font-size-asian="12pt" style:font-name-complex="LiberationSerif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72ce3f" officeooo:paragraph-rsid="0072ce3f" style:font-size-asian="12pt" style:font-name-complex="LiberationSerif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72ce3f" officeooo:paragraph-rsid="006797d5" style:font-size-asian="12pt" style:font-name-complex="LiberationSerif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697cba" officeooo:paragraph-rsid="0072ce3f" style:font-size-asian="12pt" style:font-name-complex="LiberationSerif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92a1c4" officeooo:paragraph-rsid="0092a1c4" style:font-size-asian="12pt" style:font-name-complex="LiberationSerif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ans" style:font-size-complex="18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67f0f" style:font-size-asian="12pt" style:font-weight-asian="normal" style:font-name-complex="LiberationSerif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7bdb9" officeooo:paragraph-rsid="0057bdb9" style:font-size-asian="12pt" style:font-weight-asian="normal" style:font-name-complex="LiberationSerif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a3ed4" officeooo:paragraph-rsid="005a3ed4" style:font-size-asian="12pt" style:font-weight-asian="normal" style:font-name-complex="LiberationSerif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d5f06" officeooo:paragraph-rsid="005d5f06" style:font-size-asian="12pt" style:font-weight-asian="normal" style:font-name-complex="LiberationSerif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38c7" officeooo:paragraph-rsid="006038c7" style:font-size-asian="12pt" style:font-weight-asian="normal" style:font-name-complex="LiberationSerif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38c7" officeooo:paragraph-rsid="006e9776" style:font-size-asian="12pt" style:font-weight-asian="normal" style:font-name-complex="LiberationSerif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97cba" officeooo:paragraph-rsid="00697cba" style:font-size-asian="12pt" style:font-weight-asian="normal" style:font-name-complex="LiberationSerif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97cba" officeooo:paragraph-rsid="006b6d56" style:font-size-asian="12pt" style:font-weight-asian="normal" style:font-name-complex="LiberationSerif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b6d56" officeooo:paragraph-rsid="006b6d56" style:font-size-asian="12pt" style:font-weight-asian="normal" style:font-name-complex="LiberationSerif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c5bb1" officeooo:paragraph-rsid="006c5bb1" style:font-size-asian="12pt" style:font-weight-asian="normal" style:font-name-complex="LiberationSerif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1e5c" officeooo:paragraph-rsid="005f0193" style:font-size-asian="12pt" style:font-weight-asian="normal" style:font-name-complex="LiberationSerif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f0193" officeooo:paragraph-rsid="006c5bb1" style:font-size-asian="12pt" style:font-weight-asian="normal" style:font-name-complex="LiberationSerif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c8b8e" officeooo:paragraph-rsid="006c8b8e" style:font-size-asian="12pt" style:font-weight-asian="normal" style:font-name-complex="LiberationSerif" style:font-size-complex="12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469db" officeooo:paragraph-rsid="001fc1d1" style:font-size-asian="12pt" style:font-weight-asian="normal" style:font-name-complex="LiberationSerif" style:font-size-complex="12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314a1" officeooo:paragraph-rsid="007314a1" style:font-size-asian="12pt" style:font-weight-asian="normal" style:font-name-complex="LiberationSerif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314a1" officeooo:paragraph-rsid="00817bef" style:font-size-asian="12pt" style:font-weight-asian="normal" style:font-name-complex="LiberationSerif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5f845" officeooo:paragraph-rsid="0075f845" style:font-size-asian="12pt" style:font-weight-asian="normal" style:font-name-complex="LiberationSerif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6b3ba" officeooo:paragraph-rsid="0076b3ba" style:font-size-asian="12pt" style:font-weight-asian="normal" style:font-name-complex="LiberationSerif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83c85" officeooo:paragraph-rsid="00783c85" style:font-size-asian="12pt" style:font-weight-asian="normal" style:font-name-complex="LiberationSerif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af738" officeooo:paragraph-rsid="007af738" style:font-size-asian="12pt" style:font-weight-asian="normal" style:font-name-complex="LiberationSerif" style:font-size-complex="12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af738" officeooo:paragraph-rsid="007e7eff" style:font-size-asian="12pt" style:font-weight-asian="normal" style:font-name-complex="LiberationSerif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0d2af" officeooo:paragraph-rsid="0080d2af" style:font-size-asian="12pt" style:font-weight-asian="normal" style:font-name-complex="LiberationSerif" style:font-size-complex="12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13b96" officeooo:paragraph-rsid="00813b96" style:font-size-asian="12pt" style:font-weight-asian="normal" style:font-name-complex="LiberationSerif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35429" officeooo:paragraph-rsid="00835429" style:font-size-asian="12pt" style:font-weight-asian="normal" style:font-name-complex="LiberationSerif" style:font-size-complex="12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84c83a" style:font-size-asian="12pt" style:font-weight-asian="normal" style:font-name-complex="LiberationSerif" style:font-size-complex="12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8714f3" style:font-size-asian="12pt" style:font-weight-asian="normal" style:font-name-complex="LiberationSerif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8610e3" style:font-size-asian="12pt" style:font-weight-asian="normal" style:font-name-complex="LiberationSerif" style:font-size-complex="12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8714f3" style:font-size-asian="12pt" style:font-weight-asian="normal" style:font-name-complex="LiberationSerif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610e3" officeooo:paragraph-rsid="0090b3eb" style:font-size-asian="12pt" style:font-weight-asian="normal" style:font-name-complex="LiberationSerif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714f3" officeooo:paragraph-rsid="008714f3" style:font-size-asian="12pt" style:font-weight-asian="normal" style:font-name-complex="LiberationSerif" style:font-size-complex="12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a292f" officeooo:paragraph-rsid="008a292f" style:font-size-asian="12pt" style:font-weight-asian="normal" style:font-name-complex="LiberationSerif" style:font-size-complex="12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b899e" officeooo:paragraph-rsid="008b899e" style:font-size-asian="12pt" style:font-weight-asian="normal" style:font-name-complex="LiberationSerif" style:font-size-complex="12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bd83c" officeooo:paragraph-rsid="008bd83c" style:font-size-asian="12pt" style:font-weight-asian="normal" style:font-name-complex="LiberationSerif" style:font-size-complex="12pt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ceefd" officeooo:paragraph-rsid="008ceefd" style:font-size-asian="12pt" style:font-weight-asian="normal" style:font-name-complex="LiberationSerif" style:font-size-complex="12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8e0535" officeooo:paragraph-rsid="008e0535" style:font-size-asian="12pt" style:font-weight-asian="normal" style:font-name-complex="LiberationSerif" style:font-size-complex="12pt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922b7c" officeooo:paragraph-rsid="00922b7c" style:font-size-asian="12pt" style:font-weight-asian="normal" style:font-name-complex="LiberationSerif" style:font-size-complex="12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94b023" officeooo:paragraph-rsid="0094b023" style:font-size-asian="12pt" style:font-weight-asian="normal" style:font-name-complex="LiberationSerif" style:font-size-complex="12pt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03036" officeooo:paragraph-rsid="001fc1d1" style:font-size-asian="12pt" style:font-weight-asian="normal" style:font-name-complex="LiberationSerif" style:font-size-complex="12pt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1fc1d1" style:font-size-asian="18pt" style:font-weight-asian="bold" style:font-name-complex="LiberationSans-Bold" style:font-size-complex="18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4f0106" style:font-size-asian="18pt" style:font-weight-asian="bold" style:font-name-complex="LiberationSerif" style:font-size-complex="12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2a6a" style:font-size-asian="14pt" style:font-weight-asian="bold" style:font-name-complex="LiberationSerif" style:font-size-complex="12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bc42" style:font-size-asian="14pt" style:font-weight-asian="bold" style:font-name-complex="LiberationSerif" style:font-size-complex="12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813b96" style:font-size-asian="14pt" style:font-weight-asian="bold" style:font-name-complex="LiberationSerif" style:font-size-complex="12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rsid="0056bc42" officeooo:paragraph-rsid="0056bc42" style:font-size-asian="14pt" style:font-weight-asian="bold" style:font-name-complex="LiberationSerif" style:font-size-complex="12pt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4741e" officeooo:paragraph-rsid="0064741e" style:font-size-asian="14pt" style:font-weight-asian="normal" style:font-name-complex="LiberationSerif" style:font-size-complex="12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c8b8e" officeooo:paragraph-rsid="006dc9b6" style:font-size-asian="14pt" style:font-weight-asian="normal" style:font-name-complex="LiberationSerif" style:font-size-complex="12pt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e9776" officeooo:paragraph-rsid="006e9776" style:font-size-asian="14pt" style:font-weight-asian="normal" style:font-name-complex="LiberationSerif" style:font-size-complex="12pt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style:font-name="Arial" fo:font-size="14pt" officeooo:paragraph-rsid="0056bc42" style:font-size-asian="14pt" style:font-name-complex="LiberationSerif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style:font-name="Arial" officeooo:rsid="00697cba" officeooo:paragraph-rsid="00697cba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style:font-name="Arial" fo:font-weight="normal" officeooo:rsid="0064741e" officeooo:paragraph-rsid="006124da" style:font-weight-asian="normal" style:font-weight-complex="normal"/>
    </style:style>
    <style:style style:name="P63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Arial" fo:font-size="18pt" fo:font-weight="bold" officeooo:paragraph-rsid="001fc1d1" style:font-size-asian="18pt" style:font-weight-asian="bold" style:font-name-complex="LiberationSans-Bold" style:font-size-complex="28pt" style:font-weight-complex="bold"/>
    </style:style>
    <style:style style:name="P64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8714f3" style:font-size-asian="12pt" style:font-weight-asian="normal" style:font-name-complex="LiberationSerif" style:font-size-complex="12pt" style:font-weight-complex="normal"/>
    </style:style>
    <style:style style:name="P65" style:family="paragraph" style:parent-style-name="Standard" style:list-style-name="L1">
      <style:paragraph-properties fo:margin-top="0in" fo:margin-bottom="0in" style:contextual-spacing="false" fo:line-height="100%"/>
      <style:text-properties style:font-name="Arial" fo:font-size="12pt" fo:font-weight="normal" officeooo:rsid="0084c83a" officeooo:paragraph-rsid="0084c83a" style:font-size-asian="12pt" style:font-weight-asian="normal" style:font-name-complex="LiberationSerif" style:font-size-complex="12pt" style:font-weight-complex="normal"/>
    </style:style>
    <style:style style:name="P66" style:family="paragraph" style:parent-style-name="Standard" style:list-style-name="L2">
      <style:paragraph-properties fo:margin-top="0in" fo:margin-bottom="0in" style:contextual-spacing="false" fo:line-height="100%"/>
      <style:text-properties style:font-name="Arial" fo:font-size="12pt" fo:font-weight="normal" officeooo:rsid="008e0535" officeooo:paragraph-rsid="008e0535" style:font-size-asian="12pt" style:font-weight-asian="normal" style:font-name-complex="LiberationSerif" style:font-size-complex="12pt" style:font-weight-complex="normal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6797d5" officeooo:paragraph-rsid="006797d5" style:font-size-asian="12pt" style:font-name-complex="LiberationSerif" style:font-size-complex="12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9a040e" officeooo:paragraph-rsid="009a040e" style:font-size-asian="12pt" style:font-name-complex="LiberationSerif" style:font-size-complex="12pt"/>
    </style:style>
    <style:style style:name="T1" style:family="text">
      <style:text-properties fo:font-size="12pt" fo:font-weight="bold" style:font-size-asian="12pt" style:font-weight-asian="bold" style:font-name-complex="LiberationSerif-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name-complex="LiberationSerif" style:font-size-complex="12pt" style:font-weight-complex="normal"/>
    </style:style>
    <style:style style:name="T3" style:family="text">
      <style:text-properties officeooo:rsid="004f0106"/>
    </style:style>
    <style:style style:name="T4" style:family="text">
      <style:text-properties officeooo:rsid="00527a60"/>
    </style:style>
    <style:style style:name="T5" style:family="text">
      <style:text-properties officeooo:rsid="00562a6a"/>
    </style:style>
    <style:style style:name="T6" style:family="text">
      <style:text-properties officeooo:rsid="0056bc42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normal"/>
    </style:style>
    <style:style style:name="T9" style:family="text">
      <style:text-properties fo:font-weight="bold" officeooo:rsid="0056bc42" style:font-weight-asian="bold" style:font-weight-complex="normal"/>
    </style:style>
    <style:style style:name="T10" style:family="text">
      <style:text-properties fo:font-weight="bold" officeooo:rsid="00785835" style:font-weight-asian="bold" style:font-weight-complex="normal"/>
    </style:style>
    <style:style style:name="T11" style:family="text">
      <style:text-properties fo:font-weight="bold" officeooo:rsid="0056bc42" style:font-weight-asian="bold"/>
    </style:style>
    <style:style style:name="T12" style:family="text">
      <style:text-properties fo:font-weight="bold" officeooo:rsid="006dc9b6" style:font-weight-asian="bold"/>
    </style:style>
    <style:style style:name="T13" style:family="text">
      <style:text-properties fo:font-weight="bold" officeooo:rsid="00785835" style:font-weight-asian="bold"/>
    </style:style>
    <style:style style:name="T14" style:family="text">
      <style:text-properties officeooo:rsid="006b6d56"/>
    </style:style>
    <style:style style:name="T15" style:family="text">
      <style:text-properties officeooo:rsid="0071ed4b"/>
    </style:style>
    <style:style style:name="T16" style:family="text">
      <style:text-properties officeooo:rsid="0072ce3f"/>
    </style:style>
    <style:style style:name="T17" style:family="text">
      <style:text-properties officeooo:rsid="007314a1"/>
    </style:style>
    <style:style style:name="T18" style:family="text">
      <style:text-properties officeooo:rsid="00743abb"/>
    </style:style>
    <style:style style:name="T19" style:family="text">
      <style:text-properties officeooo:rsid="0075305b"/>
    </style:style>
    <style:style style:name="T20" style:family="text">
      <style:text-properties officeooo:rsid="0076b3ba"/>
    </style:style>
    <style:style style:name="T21" style:family="text">
      <style:text-properties officeooo:rsid="00785835"/>
    </style:style>
    <style:style style:name="T22" style:family="text">
      <style:text-properties officeooo:rsid="0079e799"/>
    </style:style>
    <style:style style:name="T23" style:family="text">
      <style:text-properties officeooo:rsid="007c4fae"/>
    </style:style>
    <style:style style:name="T24" style:family="text">
      <style:text-properties officeooo:rsid="007ce86d"/>
    </style:style>
    <style:style style:name="T25" style:family="text">
      <style:text-properties officeooo:rsid="007e7eff"/>
    </style:style>
    <style:style style:name="T26" style:family="text">
      <style:text-properties officeooo:rsid="00818d0f"/>
    </style:style>
    <style:style style:name="T27" style:family="text">
      <style:text-properties officeooo:rsid="0084c83a"/>
    </style:style>
    <style:style style:name="T28" style:family="text">
      <style:text-properties officeooo:rsid="008714f3"/>
    </style:style>
    <style:style style:name="T29" style:family="text">
      <style:text-properties officeooo:rsid="008e0535"/>
    </style:style>
    <style:style style:name="T30" style:family="text">
      <style:text-properties officeooo:rsid="008ff6e2"/>
    </style:style>
    <style:style style:name="T31" style:family="text">
      <style:text-properties officeooo:rsid="0090b3eb"/>
    </style:style>
    <style:style style:name="T32" style:family="text">
      <style:text-properties officeooo:rsid="00933901"/>
    </style:style>
    <style:style style:name="T33" style:family="text">
      <style:text-properties officeooo:rsid="0094b023"/>
    </style:style>
    <style:style style:name="T34" style:family="text">
      <style:text-properties officeooo:rsid="0095cbe3"/>
    </style:style>
    <style:style style:name="T35" style:family="text">
      <style:text-properties officeooo:rsid="009851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Møte i Fordelingsutvalget</text:p>
      <text:p text:style-name="P12"><text:span text:style-name="T16">28</text:span>. <text:span text:style-name="T16">augst</text:span> 2015</text:p>
      <text:p text:style-name="P2"/>
      <text:p text:style-name="P2">Til stede:</text:p>
      <text:p text:style-name="P3">Mathias Johan Johansen, FU-koordinator</text:p>
      <text:p text:style-name="P10"><text:span text:style-name="T35">Hans Rusten</text:span>, MAPS</text:p>
      <text:p text:style-name="P3">Jan Furulund, CYB</text:p>
      <text:p text:style-name="P8">Johan <text:span text:style-name="T34">Haavik, FUI</text:span></text:p>
      <text:p text:style-name="P7">Marius <text:span text:style-name="T15">Bernklev</text:span>, Ping</text:p>
      <text:p text:style-name="P7"><text:span text:style-name="T16">Steffen Lien</text:span>, ProgNett</text:p>
      <text:p text:style-name="P5"><text:span text:style-name="T16">Anna Bukalska</text:span>, dagen@ifi</text:p>
      <text:p text:style-name="P7"><text:span text:style-name="T16">Anders Rokkones</text:span>, Micro</text:p>
      <text:p text:style-name="P68">Espen W. Olsen, Navet</text:p>
      <text:p text:style-name="P7">Joakim Lindquister, <text:span text:style-name="T4">FU-økonomiansvarlig,</text:span></text:p>
      <text:p text:style-name="P9">Magnus <text:span text:style-name="T34">Olden</text:span>, FUI</text:p>
      <text:p text:style-name="P11">Axel Parosen, PI:SK</text:p>
      <text:p text:style-name="P61"/>
      <text:p text:style-name="P1"/>
      <text:p text:style-name="P2"/>
      <text:p text:style-name="P1"><text:span text:style-name="T1">Referent: </text:span><text:bookmark text:name="_GoBack"/><text:span text:style-name="T2">Joakim Lindquister</text:span></text:p>
      <text:p text:style-name="P51"/>
      <text:p text:style-name="P51">1. Godkjenning av innkalling</text:p>
      <text:p text:style-name="P3">Innkalling ble godkjent uten merknader. </text:p>
      <text:p text:style-name="P51"/>
      <text:p text:style-name="P51">2. Godkjenning av agenda</text:p>
      <text:p text:style-name="P6"/>
      <text:p text:style-name="P3">Agenda ble videre godkjent uten merknader.</text:p>
      <text:p text:style-name="P3"/>
      <text:p text:style-name="P51">3. Godkjenning av referat</text:p>
      <text:p text:style-name="P3">Referat fra forrige møte godkjent uten merknader.</text:p>
      <text:p text:style-name="P26"/>
      <text:p text:style-name="P13"/>
      <text:p text:style-name="P52"><text:span text:style-name="T17">4</text:span>. <text:span text:style-name="T5">Behandling av søknader</text:span></text:p>
      <text:p text:style-name="P4"/>
      <text:p text:style-name="P54"><text:span text:style-name="T17">4</text:span>.1 <text:span text:style-name="T17">Verandes søknad om semseterstøtte for høsten 2015</text:span></text:p>
      <text:p text:style-name="P19"/>
      <text:p text:style-name="P27">Verande søker om støtte på 10 400 kr fordelt på postene arrangementskostnader, markedsføring, mat og drikke, bankgebyrer og andre utgifter.</text:p>
      <text:p text:style-name="P20"/>
      <text:p text:style-name="P27">Jan Furulund bemerker at det er en ganske høy sum på postene for styregoder(styremiddag og mat til styremøter). Jan foreslår at mat til styret <text:span text:style-name="T19">reduseres</text:span> til 2 500 <text:span text:style-name="T18">kr</text:span>. </text:p>
      <text:p text:style-name="P29">Espen og Anders foreslår at posten til styremiddag blir stående, men at mat til styremøter reduseres.</text:p>
      <text:p text:style-name="P19"/>
      <text:p text:style-name="P38"><text:span text:style-name="T28">Verandes </text:span>søknad godkjennes med følgende merknader:</text:p>
      <text:list xml:id="list5279900220163210586" text:style-name="L1">
        <text:list-item>
          <text:p text:style-name="P64">Postene om mat til styremiddag og mat til styremøter reduseres til 2 500 kr.</text:p>
        </text:list-item>
      </text:list>
      <text:p text:style-name="P40"/>
      <text:p text:style-name="P40">Den godkjente søknaden blir totalt på <text:span text:style-name="T28">8</text:span> <text:span text:style-name="T28">400</text:span> kr.</text:p>
      <text:p text:style-name="P19"><text:soft-page-break/></text:p>
      <text:p text:style-name="P53"><text:span text:style-name="T17">4</text:span>.<text:span text:style-name="T6">2</text:span> <text:span text:style-name="T20">Defis søknad om semesterstøtte høsten 2015</text:span></text:p>
      <text:p text:style-name="P14"/>
      <text:p text:style-name="P30">Defi er en nyoppstartet forening for linjeprogrammet Informatikk: Design, bruk, interaksjon. <text:s/>De søker om støtte på 9 100 kr fordelt på postene egenkapital, arrangementskostnader, mat og drikke til aktive og andre utgifter.</text:p>
      <text:p text:style-name="P14"/>
      <text:p text:style-name="P31">Defis søknad om semesterstøtte <text:span text:style-name="T22">godkjennes.</text:span></text:p>
      <text:p text:style-name="P14"/>
      <text:p text:style-name="P53"><text:span text:style-name="T21">4</text:span>.<text:span text:style-name="T6">3</text:span> <text:span text:style-name="T21">Ifi-avisens søknad om semesterstøtte for høsten 2015.</text:span></text:p>
      <text:p text:style-name="P32">IFI-avis er en nyoppstartet studentforening som skal gi ut magasin/avis av og for studenter ved IFI. IFI-avis søker om støtte på <text:span text:style-name="T23">15</text:span> <text:span text:style-name="T23">700</text:span> kr til å utgi den første utgaven av to tenkte for høsten 2015, samt midler til drift av foreningen i denne perioden. <text:span text:style-name="T23">Posten om likviditetsstøtte behandles i seperat søknad.</text:span></text:p>
      <text:p text:style-name="P14"/>
      <text:p text:style-name="P14"/>
      <text:p text:style-name="P15"><text:span text:style-name="T24">Ifi-avisens</text:span> <text:span text:style-name="T14">søknad</text:span> om støtte godkjennes.</text:p>
      <text:p text:style-name="P15"/>
      <text:p text:style-name="P54"><text:span text:style-name="T21">4</text:span>.<text:span text:style-name="T6">4</text:span> <text:span text:style-name="T21">Ifi-avisens søknad om likviditetsstøtte og tøtte til utgivelsefest</text:span></text:p>
      <text:p text:style-name="P21"/>
      <text:p text:style-name="P33">IFI-avis er en nyoppstartet studentforening som skal gi ut magasin/avis av og for studenter ved IFI. <text:span text:style-name="T25">De søker om likviditetsstøtte på 5 000 kr og støtte til planlagte arrangementer på 2 200 kr, totalt 7 200 kr.</text:span></text:p>
      <text:p text:style-name="P33"/>
      <text:p text:style-name="P34">Ifi-avisens søknad godkjennes.</text:p>
      <text:p text:style-name="P16"/>
      <text:p text:style-name="P55"><text:span text:style-name="T21">4</text:span>.<text:span text:style-name="T6">5</text:span> <text:span text:style-name="T21">PI:SK søknad om semesterstøtte for høsten 2015.</text:span></text:p>
      <text:p text:style-name="P22"/>
      <text:p text:style-name="P35">PI:SK er en linjeforening på Institutt for Informatikk. PI:SK søker om støtte på 14 650 kr på postene arrangementskostnader, mat og drikke til aktive, bankgebyrer, likviditetsstøtte og andre utgifter.</text:p>
      <text:p text:style-name="P35"/>
      <text:p text:style-name="P28">Jan Furulund bemerker at det er en ganske høy sum på postene for styregoder(styremiddag og mat til styremøter). <text:span text:style-name="T26">Det foreslås å redusere postene med mat til styret til totalt 2 500 kr.</text:span></text:p>
      <text:p text:style-name="P28"/>
      <text:p text:style-name="P36">Det foreslås og stryke posten <text:span text:style-name="T27">på 900 kr</text:span> om grillkveld<text:span text:style-name="T27">(gjort om til pizzakveld)</text:span>, <text:span text:style-name="T27">da FU kun ønsker å støtte et pizzaarragement i semesteret. </text:span></text:p>
      <text:p text:style-name="P36"/>
      <text:p text:style-name="P37">PI:SK søknad godkjennes med følgende merknader:</text:p>
      <text:list xml:id="list105441025441375" text:continue-numbering="true" text:style-name="L1">
        <text:list-item>
          <text:p text:style-name="P65">Posten om grillkveld strykes.</text:p>
        </text:list-item>
        <text:list-item>
          <text:p text:style-name="P65">Postene om mat til styremiddag og mat til styremøter reduseres til 2 500 kr.</text:p>
        </text:list-item>
      </text:list>
      <text:p text:style-name="P39"/>
      <text:p text:style-name="P39">Den godkjente søknaden blir totalt på 11 750 kr.</text:p>
      <text:p text:style-name="P23"/>
      <text:p text:style-name="P24"/>
      <text:p text:style-name="P60"><text:span text:style-name="T10">4</text:span><text:span text:style-name="T8">.</text:span><text:span text:style-name="T9">6</text:span><text:span text:style-name="T8"> </text:span><text:span text:style-name="T10">MAPS søknad om støtte til introkurs i konkuranseprogrammering</text:span></text:p>
      <text:p text:style-name="P17"/>
      <text:p text:style-name="P42">MAPS søker om 5 200 kr i prosjektstøtte til et introduksjonskurs i konkuranseprogrammering.</text:p>
      <text:p text:style-name="P42"/>
      <text:p text:style-name="P43"><text:soft-page-break/>MAPS søknad godkjennes.</text:p>
      <text:p text:style-name="P25"/>
      <text:p text:style-name="P25"/>
      <text:p text:style-name="P25"/>
      <text:p text:style-name="P58"><text:span text:style-name="T13">4</text:span><text:span text:style-name="T7">.</text:span><text:span text:style-name="T12">7</text:span><text:span text:style-name="T7"> </text:span><text:span text:style-name="T13">UniPlays søknad om støtte til arrangement og utstyr.</text:span></text:p>
      <text:p text:style-name="P18"/>
      <text:p text:style-name="P44">UniPlay er en studentforening med målgruppen studenter som er interessert i dataspill og foreningens mål er å samle disse studentene sammen for å skape et hyggelig og sosialt miljø.</text:p>
      <text:p text:style-name="P44"/>
      <text:p text:style-name="P44">Foreningen søker totalt om 33 256 kr til forskjellige poster.</text:p>
      <text:p text:style-name="P44"/>
      <text:p text:style-name="P45">Det bemerkes at foreningen ikke er en IFI-forening, men mer en forening rettet mot studenter generelt. <text:span text:style-name="T29">Det bemerkes at det blir feil å støtte innkjøp av utstyr til en forening som ikke er tilknyttet Insitutt ved Informatikk.</text:span></text:p>
      <text:p text:style-name="P45"/>
      <text:p text:style-name="P46">Jan bemerker at søkaden om støtte til Game Jam burde vært en egen søknad om prosjektstøtte.</text:p>
      <text:p text:style-name="P46"/>
      <text:p text:style-name="P47">Deler av søknaden godkjennes:</text:p>
      <text:list xml:id="list2284966039808197283" text:style-name="L2">
        <text:list-item>
          <text:p text:style-name="P66">Posten om markedsmateriell og pizza godkjennes.</text:p>
        </text:list-item>
        <text:list-item>
          <text:p text:style-name="P66">Pizzaposten reduseres til 1 600 <text:span text:style-name="T30">kr.</text:span></text:p>
        </text:list-item>
      </text:list>
      <text:p text:style-name="P47"/>
      <text:p text:style-name="P41">Den godkjente søknaden blir totalt på <text:span text:style-name="T31">2 488 </text:span>kr.</text:p>
      <text:p text:style-name="P46"/>
      <text:p text:style-name="P59"/>
      <text:p text:style-name="P58"><text:span text:style-name="T11">5</text:span><text:span text:style-name="T7">. </text:span><text:span text:style-name="T13">P:ISK søknad om representasjon i FU</text:span></text:p>
      <text:p text:style-name="P59"/>
      <text:p text:style-name="P48">Axel redegjør for PI:SK og forteller om hva foreningen <text:span text:style-name="T32">gjør.</text:span></text:p>
      <text:p text:style-name="P49">Det bemerkes at det er en ung forening og at de kan bli gitt observatørstatus i første omgang.</text:p>
      <text:p text:style-name="P49"/>
      <text:p text:style-name="P49"/>
      <text:p text:style-name="P49">PI:SK får obsevatørstatus i FU.</text:p>
      <text:p text:style-name="P56"/>
      <text:p text:style-name="P51"><text:span text:style-name="T3">6</text:span>. <text:span text:style-name="T21">Eventuelt</text:span></text:p>
      <text:p text:style-name="P50"/>
      <text:p text:style-name="P62"/>
      <text:p text:style-name="P57"/>
      <text:p text:style-name="P3">Møtet hevet kl. <text:span text:style-name="T33">13.3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um </meta:initial-creator>
    <meta:creation-date>2015-03-20T12:14:28.730525515</meta:creation-date>
    <dc:date>2015-09-02T10:54:40.621617798</dc:date>
    <meta:editing-duration>PT5H39M53S</meta:editing-duration>
    <meta:editing-cycles>111</meta:editing-cycles>
    <meta:generator>LibreOffice/4.2.8.2$Linux_x86 LibreOffice_project/420m0$Build-2</meta:generator>
    <meta:document-statistic meta:table-count="0" meta:image-count="0" meta:object-count="0" meta:page-count="3" meta:paragraph-count="65" meta:word-count="670" meta:character-count="4228" meta:non-whitespace-character-count="3624"/>
  </office:meta>
</office:document-meta>
</file>